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624ba" officeooo:paragraph-rsid="001624b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IT</text:p>
      <text:p text:style-name="P1"/>
      <text:p text:style-name="P1"/>
      <text:p text:style-name="P1">--global --siytem --local </text:p>
      <text:p text:style-name="P1"/>
      <text:p text:style-name="P1">$ git config --global <text:s text:c="2"/>#Configuraciones globales</text:p>
      <text:p text:style-name="P1"/>
      <text:p text:style-name="P1"><text:tab/>user.name “nombre_de_usuario”</text:p>
      <text:p text:style-name="P1"><text:tab/>user.email “email_de_usuario”</text:p>
      <text:p text:style-name="P1"><text:tab/>core.editor “code --wait” <text:s text:c="3"/>#Para vincular que cuando cierre del IDE sube actualización</text:p>
      <text:p text:style-name="P1"><text:tab/>color.ui true<text:tab/><text:tab/>#Activa colores de la terminal</text:p>
      <text:p text:style-name="P1"><text:tab/>core.autocrlf <text:s/>true <text:s/>(en windows) <text:tab/>input (en linux o mac) # configura identacion</text:p>
      <text:p text:style-name="P1"/>
      <text:p text:style-name="P1"/>
      <text:p text:style-name="P1"/>
      <text:p text:style-name="P1">cd nombre_de_carpeta o directorio <text:s/>#Para entrar en una carpeta</text:p>
      <text:p text:style-name="P1">cd ../ <text:tab/><text:tab/>#Para volver a la carpeta anterior</text:p>
      <text:p text:style-name="P1">mkdir nombre_de_carpeta<text:tab/>#Para crear una carpeta</text:p>
      <text:p text:style-name="P1">rmdir nombre_de_carpeta<text:tab/>#Para borrar una carpeta</text:p>
      <text:p text:style-name="P1">pwd<text:tab/><text:tab/>#Te devuelve la ruta en la que estas</text:p>
      <text:p text:style-name="P1">git init <text:tab/><text:tab/>#Para crear un repositorio dentro de la carpeta seleccionada</text:p>
      <text:p text:style-name="P1">ls <text:tab/><text:tab/>#Muestra los archivos y carpetas dentro de la carpeta que estamos</text:p>
      <text:p text:style-name="P1">ls -a<text:tab/><text:tab/>#Muestra los archivos y carpetas ocultos dentro de la carpeta en la que estamos</text:p>
      <text:p text:style-name="P1"/>
      <text:p text:style-name="P1">git add nombre_archivo<text:tab/>#Archivo para subir al area de preparacion</text:p>
      <text:p text:style-name="P1">git add .<text:tab/><text:tab/><text:tab/>#Sube todos los archivos de la carpeta al area de preparacion</text:p>
      <text:p text:style-name="P1"/>
      <text:p text:style-name="P1">git status<text:tab/><text:tab/>#Muestra el estado del area de preparacion</text:p>
      <text:p text:style-name="P1">git status -s<text:tab/><text:tab/>#Muestra el estado del area de preparacion con menos informacion</text:p>
      <text:p text:style-name="P1"/>
      <text:p text:style-name="P1">git rm --cached nombre_archivo<text:tab/>#Remueve el archivo del area de preparacion</text:p>
      <text:p text:style-name="P1"/>
      <text:p text:style-name="P1">git remote add nombre(por lo general origin) “url_del_repositorio_remoto”</text:p>
      <text:p text:style-name="P1">#Vincula el repositorio con el repositorio remoto</text:p>
      <text:p text:style-name="P1"/>
      <text:p text:style-name="P1">git commit -m “mensaje_comiteado” <text:s text:c="3"/>#Agrega archivos en el area de preparacion al repositorio</text:p>
      <text:p text:style-name="P1"/>
      <text:p text:style-name="P1">git checkout nombre_archivo<text:tab/> <text:s text:c="2"/>#Restaura el archivo a la ultima version cargada en el AreadePrep</text:p>
      <text:p text:style-name="P1"/>
      <text:p text:style-name="P1">git reset --hard <text:tab/>#Resetea cambios del area de preparacion y del area del trabajo, y vuelve a la <text:tab/><text:tab/><text:tab/>ultima version del commit</text:p>
      <text:p text:style-name="P1"/>
      <text:p text:style-name="P1">git mv nombre_original nombre_nuevo<text:tab/>#Modifica el nombre de un archivo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21T19:44:43.315000000</meta:creation-date>
    <dc:date>2024-05-21T20:12:04.169000000</dc:date>
    <meta:editing-duration>PT27M23S</meta:editing-duration>
    <meta:editing-cycles>1</meta:editing-cycles>
    <meta:document-statistic meta:table-count="0" meta:image-count="0" meta:object-count="0" meta:page-count="1" meta:paragraph-count="27" meta:word-count="260" meta:character-count="1673" meta:non-whitespace-character-count="1409"/>
    <meta:generator>LibreOffice/7.6.0.3$Windows_X86_64 LibreOffice_project/69edd8b8ebc41d00b4de3915dc82f8f0fc3b6265</meta:generator>
  </office:meta>
</office:document-meta>
</file>